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Dialogs/Module1.xml" manifest:media-type="text/xml"/>
  <manifest:file-entry manifest:full-path="Basic/Dialogs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Dialogs/Dialog1.xml" manifest:media-type="text/xml"/>
  <manifest:file-entry manifest:full-path="Dialogs/Dialogs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ribution Channel</text:p>
          </table:table-cell>
          <table:table-cell office:value-type="string" calcext:value-type="string">
            <text:p>Profit per Unit Sold ($)</text:p>
          </table:table-cell>
          <table:table-cell office:value-type="string" calcext:value-type="string">
            <text:p>Advertising Cost per Unit Sold ($)</text:p>
          </table:table-cell>
          <table:table-cell office:value-type="string" calcext:value-type="string">
            <text:p>Personal Sales Effort per Unit Sold (hours)</text:p>
          </table:table-cell>
          <table:table-cell/>
        </table:table-row>
        <table:table-row table:style-name="ro1">
          <table:table-cell office:value-type="string" calcext:value-type="string">
            <text:p>Marine distributor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 Distributors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ational Retail Stores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ect Mail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.9999999999999" calcext:value-type="float">
            <text:p>24.9999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0000000000729388729232444" calcext:value-type="float">
            <text:p>7.29388729232444E-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93.89230739925" calcext:value-type="float">
            <text:p>7293.892307399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vertising Cost</text:p>
          </table:table-cell>
          <table:table-cell table:formula="of:=SUMPRODUCT([.B7:.B10];[.C2:.C5])" office:value-type="float" office:value="5000" calcext:value-type="float">
            <text:p>5000</text:p>
          </table:table-cell>
          <table:table-cell office:value-type="string" calcext:value-type="string">
            <text:p>&lt;=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Sales Time Used</text:p>
          </table:table-cell>
          <table:table-cell table:formula="of:=SUMPRODUCT([.B7:.B10];[.D2:.D5])" office:value-type="float" office:value="1775" calcext:value-type="float">
            <text:p>1775</text:p>
          </table:table-cell>
          <table:table-cell office:value-type="string" calcext:value-type="string">
            <text:p>&lt;=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string" calcext:value-type="string">
            <text:p>Radios produced</text:p>
          </table:table-cell>
          <table:table-cell table:formula="of:=SUM([.B7:.B10])" office:value-type="float" office:value="600" calcext:value-type="float">
            <text:p>600</text:p>
          </table:table-cell>
          <table:table-cell office:value-type="string" calcext:value-type="string">
            <text:p>`=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Retail Distribution</text:p>
          </table:table-cell>
          <table:table-cell table:formula="of:=[.B9]" office:value-type="float" office:value="150" calcext:value-type="float">
            <text:p>150</text:p>
          </table:table-cell>
          <table:table-cell office:value-type="string" calcext:value-type="string">
            <text:p>&gt;=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it:</text:p>
          </table:table-cell>
          <table:table-cell table:formula="of:=SUMPRODUCT([.B7:.B10];[.B2:.B5])" office:value-type="float" office:value="48450" calcext:value-type="float">
            <text:p>484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31.738000000</meta:creation-date>
    <meta:generator>LibreOffice/6.1.4.2$Windows_X86_64 LibreOffice_project/9d0f32d1f0b509096fd65e0d4bec26ddd1938fd3</meta:generator>
    <dc:date>2019-01-04T16:19:19.023000000</dc:date>
    <meta:editing-duration>PT3M46S</meta:editing-duration>
    <meta:editing-cycles>1</meta:editing-cycles>
    <meta:document-statistic meta:table-count="1" meta:cell-count="47" meta:object-count="0"/>
  </office:meta>
</office:document-meta>
</file>

<file path=Basic/Dialogs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dim Variables(3) as object
	dim Constraints(3) as object
	
	oDoc = ThisComponent
	Sheet = oDoc.Sheets(0)	
	
	smgr = GetProcessServiceManager()
	solver = smgr.createInstance("com.sun.star.sheet.Solver")
	solver.AssumeNonNegative = True
	
	solver.Document = oDoc
	objectiveCell = Sheet.getCellByPosition(2,18)
	solver.Objective = objectiveCell.CellAddress
	
	
	
	for i=0 to 3
		Variables(i) = Sheet.getCellByPosition(1,7+i).CellAddress
	Next i
	
	solver.Variables = Variables()
	for i=0 to 3
		redim constraint as New com.sun.star.sheet.SolverConstraint
		Constraints(i) = constraint
		Constraints(i).Left = Sheet.getCellByPosition(2,11+i).CellAddress
		Constraints(i).Right = Sheet.getCellByPosition(4,11+i).Value
		operator = Sheet.getCellByPosition(3,11+i).String
		If operator = "&lt;=" then
			Constraints(i).Operator = com.sun.star.sheet.SolverConstraintOperator.LESS_EQUAL
		elseif operator = "&gt;=" then
			Constraints(i).Operator = com.sun.star.sheet.SolverConstraintOperator.GREATER_EQUAL
		elseif operator = "`=" then
			Constraints(i).Operator = com.sun.star.sheet.SolverConstraintOperator.EQUAL
		end if
	Next i
	
	solver.Constraints = Constraints()
	
	solver.Maximize = True
	solver.Solve()
	
	Sheet.getCellByPosition(5,20).Value = solver.ResultValue
	
End Sub
</script:module>
</file>

<file path=Basic/Dialogs/script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

<file path=Dialogs/Dialogs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94" dlg:top="30" dlg:width="376" dlg:height="234" dlg:closeable="true" dlg:moveable="true">
  <dlg:styles>
    <dlg:style dlg:style-id="0" dlg:background-color="0xeeeeee"/>
  </dlg:styles>
</dlg:window>
</file>

<file path=Dialogs/Dialogs/dialog-lb.xml><?xml version="1.0" encoding="utf-8"?>
<!DOCTYPE library  PUBLIC '-//OpenOffice.org//DTD OfficeDocument 1.0//EN'  'library.dtd'>
<library:library xmlns:library="http://openoffice.org/2000/library" library:name="Dialogs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Dialogs" library:link="false"/>
</library:libraries>
</file>